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Ilosc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edycja</text:p>
          </table:table-cell>
          <table:table-cell table:style-name="ce1" office:value-type="string" calcext:value-type="string">
            <text:p>Komentarz</text:p>
          </table:table-cell>
          <table:table-cell table:style-name="ce4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yad ar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orea</text:p>
          </table:table-cell>
          <table:table-cell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brad 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 Nause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sa,The tra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onic R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ered Pla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sti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Fl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gre Battle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wing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pter 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axis Spec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silver Sp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tural Respo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goat ra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zened Ce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f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om/B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mping Matr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ute M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etor's Gra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the wild h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's Elecu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akir bloodw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wild borderpo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 is du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 g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gering Sou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 Wildpsea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elain Legion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tuko Sh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elisk of al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otbound cr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va, the Rene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 Tou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rush Cycl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is, the traitor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p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 Brood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tz Hel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v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il, the mistst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dalken here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tspire Aveng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ic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ty Cr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glon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runner behem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al Hy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hall Oo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xodon Warh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coid sheph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leo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co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breaker Behemot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Maje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mu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oze Garde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ler of soul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lian sun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New al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p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epter of dominanc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olent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kka 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a Hellio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assau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heart phoenix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aze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ht to the dea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mortal 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 of thr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d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in dri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kite Over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esh the bloodbra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yrial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rea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derekt paras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n mimeoman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lethem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 of distin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actor d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rion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demon of u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etus sp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's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 fie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ed palad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afa hazid, profit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hersworn Adjudic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legrace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lliant ultima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derekt leviath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kwell levi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ant of m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igma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lock or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ing spi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emin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 tripl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summo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uum the heg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breaker behem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t in the 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xcaster frogl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l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sht, the hate 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ysa, orzhob s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yline of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unted phanta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leancra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ye of th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ecrop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py enchan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ristle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oxodon gat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olsmir wolfs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imordial s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gregation of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rboryg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akdos, the defil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onlight barga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vatar of disc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tu-ghazi, the city tr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karrg, the rage p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llmage shep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stig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ls of the fault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yline of the m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ure/si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ttled clo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ypt 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edalken plo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ree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ithc-maw nephili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olling spoi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ord of the paru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own of conver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arksmi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enchski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ameless inver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ren's run pack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damaged lekk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olf-skull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dge of aut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keshift mannequ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u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pesha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ced fru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erfolk loo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exod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rde of no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ngs of brighth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mir vig, simic visio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or of desti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istledown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eon chronic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winning 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ought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ce of nat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k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rd 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quirrel n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lonite 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ky hus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amp euroland camargue 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amp euroland lake district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untain euroland mont 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tup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ragon wh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van wu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un drople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esuvan doppelg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hyrexian ironfo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rath of god sau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ttle gno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tempes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unted tro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dowmage infilt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gned by Finkel 3 frenc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mir cutp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avage tw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lissa,The traitor overs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umber 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rdent pl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rt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trolled instin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untersqu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atesti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er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rixis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routing thri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rescale co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aya char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ptain of the 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hinx ambass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jinn of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gma 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erworld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ypnotic spe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rnith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or of f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ver kel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astlord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sh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rtm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und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being of my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auram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se of the hobgobl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x pin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matic entran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or the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tar of dement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ns of p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abbling cla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nking spi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saf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rric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ure, the stil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hetic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se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iple of the v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si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rolog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ki, the history of kamig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ll broo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ver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cu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ve-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al con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ur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ojin of cleansing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e shred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ring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ds of wi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kh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ins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lanesi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-tongue basil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meric 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ban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ous bab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ce b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lib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w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r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giar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 of 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alc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el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 r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ament 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bira ev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lus pala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 qu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da fre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dron crab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mage asc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thos, the tidema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ve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i's trick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es of replica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vaball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chief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 of agade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zandu blademsta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 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paging ba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inquis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ils of the 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lord of ash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ce of 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ture pri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s unch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vewire 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quisite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hil spel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uid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l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za's 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ing blaz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ng pheldda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vanic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forge mys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om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ic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ver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end h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ius sig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ist-honored 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break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gskol 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hrie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enfor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hollow grif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ber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lisman of prog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ane me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cagebre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ta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 def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oding sau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rev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hing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therback ba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tiv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hou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av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ht's whis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ju of the s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on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owblood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entless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ll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infilt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der sl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urid brushh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tail hatch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s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olent erup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se 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nghold task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zumi shortf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l of remova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za, godo's m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hi-ishi, akki crack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mage prodi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r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zan, perverter of 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nate kanz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mir house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pe stea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lonite 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ense gri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acy 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r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salv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urishing sho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mic lar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ing s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 sl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teran braw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l of the bandit 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hi dra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mb of ur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oral ade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natural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ed wum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smic 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rek sahr, master bre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iss, samite guar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rst for knowled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ce sp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BB lege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nd/determin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kweed i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sl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garg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atherl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alternative art-swor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king rootw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re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t huss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bal ru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tit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ded pass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ang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nge into dar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tral lyn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i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t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at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lon of have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weaver He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 sn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ted geope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b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in the we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ndem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ic vor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 and 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xm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tinker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1 pr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tical teach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ldr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ulsive re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front re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ddle the mix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za's tow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E,antiqu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za's 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5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za's power pl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E,antiq,1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candela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r the encha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col b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mulated knowl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erspe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ce age, mmasques,5e,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eke ri ber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's thund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ishing 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sl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nnel ig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spark eleme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az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se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cu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ktuk the 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tebell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steel 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Goldm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Tour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ruk wild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xtless foil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tless summ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the m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morph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ony w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er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arb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or of the m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d ha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 a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elain legionn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idian corru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relic-w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tene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 skyfi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traction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mba, kha re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 foil 1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vanic 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off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uul tu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vid mea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mmer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osi, the waterv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p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ic over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burial ri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graf gho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dron cr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isible wal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rchit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hrie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rolled instin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spani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 of fa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nja of the deep h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kling counterp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racy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her specim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rly dep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vo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ond s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uidic sat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loyal leg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epy d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 of disti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olated cha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terland harb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s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less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phalia downy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wolf r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st qu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ous 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of the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olate light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muring bos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tic clac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petal gr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-rief, the vast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vony tow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orverge thic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lick sh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m backwoo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sswort 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nsia blood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memory ade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ging rav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hra's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stal vei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os, the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moth nex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cataco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gic 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cherous pit-dwe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lord of vaasg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p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xlid j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in veng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mbie apocalyp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ter in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oldred, whispering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etor's gr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 ti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om sur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acre wu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ic 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of 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ing vap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vat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se of death'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y of the dam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 sun's zen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gift de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line vamp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ful phara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ls of ag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r the blood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burial r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spea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ume the m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metery re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ori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rotic 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nre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, agent of b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d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hex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tless summ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ims of nig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h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ar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lastria highbor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 of des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graf cap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urmcoil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supe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cond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otype 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imator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cursor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ledge poo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metamorp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us pet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elisk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vo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chanter's p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e of ish s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ial of the infin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la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tchbane o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gion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one of em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ndc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mic v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x paras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body and m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us blo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tine talis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 of ameth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mble mag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zw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mstone vo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mson muckw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erate rav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garg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b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gan dragonlor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g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sp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 in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ce of 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phemous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, the firebr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xing de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ir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o of oxid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sp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ira, sylvok out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l w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of redem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, wildspea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def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gerfling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nce of the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rove e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 promo foil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st wit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's h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sto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 the stam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genic grow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damaged lekk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zuri, renegade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cle of mul d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ds of parad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es of flouri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hier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g tr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etor's coun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sis 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-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ewood symbio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kwood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jace bel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le of w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deye navig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 the seek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ntasmal ima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bidden alche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sions of bey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aab ruin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ing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enog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eiver exarc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cellor of the sp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nket 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ure mag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hollow griff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 st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nk tw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p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misste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undrum 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 draf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i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taxian pro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eon ge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 sun's zen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st ti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 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hinx of uthu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archiv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row reejere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vergill ade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d of the un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sbot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smal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e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or of the me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or en-k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oke exist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deon'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arb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relic-wa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esteel pala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end hunt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blast ange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a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f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te sun's zen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ann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speth ti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in , lord of innist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deon j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de spli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angible virt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bo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an crus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ckerwi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blade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romo foil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ma's veng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un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 of jubi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g sh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the white orch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on of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y of reve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gskol 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the so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mg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ty of scar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le mo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r-clan ramp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kdos cack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-tree emiss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sp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 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c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ri 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hoof 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kirk no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cr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wing sa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str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ktrick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drinker sat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j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bblebelt ma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natic of xenag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il/tum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cap ski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 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fist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 of purph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's 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sp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zzium mor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 pyro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er swall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 man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h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-leaf pal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of the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ested war 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skull sum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petal gr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laria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lking s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gstones of trok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-rief,the vastwo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rkar was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plusan fo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iceage2m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sh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derground riv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iceage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ntie's ho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ervine h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l bey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amphithe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goyle 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etering pea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side cita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ane sanct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mbling 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juka b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eiju, who shelters 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en, the moaning w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erie concl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gacy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ck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sions ch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ping matr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za's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osi, the waterve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n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enforc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bound 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c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ttle effi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matic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meric m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n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mic v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battle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pter assemb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stone cu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inter's ser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ormane masti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gue m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rp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crope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warha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flowing chall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ding j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dition 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zzet sig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ite spe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thing need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colos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sabo's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ling sca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x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iple of the v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bilic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mic sig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's 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wling 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nith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heart v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ic or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ated ar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e's dou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ke posse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w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jwar is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ken ambi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oku the clouded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jinn of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umulated knowl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igned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e of replic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dy dou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ver kelpi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bind cl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eight of 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ct or fi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mage prodi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con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f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ing s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ingenu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testi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baza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ling tim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ldr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ethe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h of the mach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sc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no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as unb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morp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 free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stutter sp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feri's respo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akthrou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urring 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the mind sculp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ctive 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 of fa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alhelm comm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, the see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lock 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pi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al teach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por sn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b urzas desi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tal misst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ion of o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analy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so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 bel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ord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p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r's wei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t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ial cou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holy nim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 qu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m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shal's anthe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am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clo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of hero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urney to now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aged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 of asy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queror's pl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ev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vax, ascendant 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nosav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rius ant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yr of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ut lightc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amaru, hound of ko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nnah l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adron haw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bi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dmeadow stalw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zened ce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 priest of th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ri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se of certain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ed trave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 style:data-style-name="N2" text:time-value="21:07:57.614198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</meta:initial-creator>
    <meta:creation-date>2015-12-28T21:55:35.790648872</meta:creation-date>
    <meta:generator>LibreOffice/4.2.7.2$Linux_x86 LibreOffice_project/420m0$Build-2</meta:generator>
    <dc:date>2016-01-22T23:12:31.559275506</dc:date>
    <dc:creator>Tomasz </dc:creator>
    <meta:editing-duration>P12DT2H12M9S</meta:editing-duration>
    <meta:editing-cycles>245</meta:editing-cycles>
    <meta:document-statistic meta:table-count="1" meta:cell-count="3085" meta:object-count="0"/>
  </office:meta>
</office:document-meta>
</file>